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684" officeooo:paragraph-rsid="001c4684"/>
    </style:style>
    <style:style style:name="P2" style:family="paragraph" style:parent-style-name="Standard">
      <style:text-properties officeooo:rsid="001cffae" officeooo:paragraph-rsid="001cffae"/>
    </style:style>
    <style:style style:name="P3" style:family="paragraph" style:parent-style-name="Standard">
      <style:text-properties officeooo:rsid="001cffae" officeooo:paragraph-rsid="001f1b14"/>
    </style:style>
    <style:style style:name="P4" style:family="paragraph" style:parent-style-name="Standard">
      <style:text-properties officeooo:rsid="001cffae" officeooo:paragraph-rsid="00240d82"/>
    </style:style>
    <style:style style:name="P5" style:family="paragraph" style:parent-style-name="Standard">
      <style:text-properties officeooo:rsid="00240d82" officeooo:paragraph-rsid="00281d3b"/>
    </style:style>
    <style:style style:name="P6" style:family="paragraph" style:parent-style-name="Standard">
      <style:text-properties officeooo:rsid="002cdae2" officeooo:paragraph-rsid="002cdae2"/>
    </style:style>
    <style:style style:name="P7" style:family="paragraph" style:parent-style-name="Standard">
      <style:text-properties style:text-line-through-style="none" style:text-line-through-type="none" officeooo:rsid="001cac7f" officeooo:paragraph-rsid="001c4684"/>
    </style:style>
    <style:style style:name="P8" style:family="paragraph" style:parent-style-name="Standard">
      <style:text-properties style:text-line-through-style="none" style:text-line-through-type="none" officeooo:rsid="001cac7f" officeooo:paragraph-rsid="001cac7f"/>
    </style:style>
    <style:style style:name="P9" style:family="paragraph" style:parent-style-name="Standard">
      <style:text-properties style:text-line-through-style="none" style:text-line-through-type="none" officeooo:rsid="001cffae" officeooo:paragraph-rsid="001cffae"/>
    </style:style>
    <style:style style:name="P10" style:family="paragraph" style:parent-style-name="Standard">
      <style:text-properties style:text-line-through-style="none" style:text-line-through-type="none" officeooo:rsid="001cffae" officeooo:paragraph-rsid="001f1b14"/>
    </style:style>
    <style:style style:name="P11" style:family="paragraph" style:parent-style-name="Standard">
      <style:text-properties style:text-line-through-style="none" style:text-line-through-type="none" officeooo:rsid="001f1b14" officeooo:paragraph-rsid="001f1b14"/>
    </style:style>
    <style:style style:name="P12" style:family="paragraph" style:parent-style-name="Standard">
      <style:text-properties style:text-line-through-style="none" style:text-line-through-type="none" officeooo:rsid="00281d3b" officeooo:paragraph-rsid="00281d3b"/>
    </style:style>
    <style:style style:name="P13" style:family="paragraph" style:parent-style-name="Standard">
      <style:text-properties style:text-line-through-style="none" style:text-line-through-type="none" officeooo:rsid="00240d82" officeooo:paragraph-rsid="00240d82"/>
    </style:style>
    <style:style style:name="P14" style:family="paragraph" style:parent-style-name="Standard">
      <style:text-properties style:text-line-through-style="none" style:text-line-through-type="none" officeooo:rsid="002cdae2" officeooo:paragraph-rsid="002cdae2"/>
    </style:style>
    <style:style style:name="P15" style:family="paragraph" style:parent-style-name="Standard">
      <style:text-properties style:text-line-through-style="none" style:text-line-through-type="none" officeooo:rsid="0025b491" officeooo:paragraph-rsid="0025b491"/>
    </style:style>
    <style:style style:name="P16" style:family="paragraph" style:parent-style-name="Standard">
      <style:text-properties style:text-line-through-style="none" style:text-line-through-type="none" officeooo:rsid="0025b491" officeooo:paragraph-rsid="001c4684"/>
    </style:style>
    <style:style style:name="P17" style:family="paragraph" style:parent-style-name="Preformatted_20_Text">
      <style:paragraph-properties fo:margin-top="0cm" fo:margin-bottom="0.499cm" style:contextual-spacing="false"/>
    </style:style>
    <style:style style:name="P18" style:family="paragraph" style:parent-style-name="Heading_20_1">
      <style:text-properties style:text-line-through-style="none" style:text-line-through-type="none" fo:language="en" fo:country="US" officeooo:rsid="0025b491" officeooo:paragraph-rsid="001c4684"/>
    </style:style>
    <style:style style:name="P19" style:family="paragraph" style:parent-style-name="Text_20_body" style:list-style-name="L1"/>
    <style:style style:name="P20" style:family="paragraph" style:parent-style-name="Text_20_body" style:list-style-name="L2">
      <style:text-properties fo:font-weight="bold"/>
    </style:style>
    <style:style style:name="P21" style:family="paragraph" style:parent-style-name="Text_20_body" style:list-style-name="L3">
      <style:text-properties fo:font-weight="bold"/>
    </style:style>
    <style:style style:name="P22" style:family="paragraph" style:parent-style-name="Text_20_body" style:list-style-name="L4">
      <style:text-properties fo:font-weight="bold"/>
    </style:style>
    <style:style style:name="P23" style:family="paragraph" style:parent-style-name="Text_20_body" style:list-style-name="L5">
      <style:text-properties fo:font-weight="bold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ext_20_body" style:list-style-name="L6">
      <style:text-properties fo:language="en" fo:country="US" fo:font-weight="bold"/>
    </style:style>
    <style:style style:name="P26" style:family="paragraph" style:parent-style-name="Text_20_body" style:list-style-name="L8">
      <style:text-properties fo:language="en" fo:country="US" fo:font-weight="bold"/>
    </style:style>
    <style:style style:name="P27" style:family="paragraph" style:parent-style-name="Text_20_body" style:list-style-name="L10">
      <style:text-properties fo:language="en" fo:country="US" fo:font-weight="bold"/>
    </style:style>
    <style:style style:name="P28" style:family="paragraph" style:parent-style-name="Text_20_body" style:list-style-name="L11">
      <style:text-properties fo:language="en" fo:country="US" fo:font-weight="bold"/>
    </style:style>
    <style:style style:name="P29" style:family="paragraph" style:parent-style-name="Text_20_body" style:list-style-name="L12">
      <style:text-properties fo:language="en" fo:country="US" fo:font-weight="bold"/>
    </style:style>
    <style:style style:name="P30" style:family="paragraph" style:parent-style-name="Text_20_body" style:list-style-name="L7">
      <style:text-properties fo:language="en" fo:country="US"/>
    </style:style>
    <style:style style:name="P31" style:family="paragraph" style:parent-style-name="Text_20_body" style:list-style-name="L9">
      <style:text-properties fo:language="en" fo:country="US"/>
    </style:style>
    <style:style style:name="P32" style:family="paragraph" style:parent-style-name="Text_20_body" style:list-style-name="L13">
      <style:text-properties fo:language="en" fo:country="US"/>
    </style:style>
    <style:style style:name="P33" style:family="paragraph" style:parent-style-name="Text_20_body" style:list-style-name="L14"/>
    <style:style style:name="P34" style:family="paragraph" style:parent-style-name="Text_20_body" style:list-style-name="L15"/>
    <style:style style:name="P35" style:family="paragraph" style:parent-style-name="Text_20_body" style:list-style-name="L16"/>
    <style:style style:name="P36" style:family="paragraph" style:parent-style-name="Text_20_body" style:list-style-name="L17"/>
    <style:style style:name="P37" style:family="paragraph" style:parent-style-name="Text_20_body" style:list-style-name="L18"/>
    <style:style style:name="P38" style:family="paragraph" style:parent-style-name="Text_20_body" style:list-style-name="L19"/>
    <style:style style:name="P39" style:family="paragraph" style:parent-style-name="Text_20_body" style:list-style-name="L1">
      <style:paragraph-properties fo:margin-top="0cm" fo:margin-bottom="0cm" style:contextual-spacing="false"/>
    </style:style>
    <style:style style:name="P40" style:family="paragraph" style:parent-style-name="Text_20_body" style:list-style-name="L14">
      <style:paragraph-properties fo:margin-top="0cm" fo:margin-bottom="0cm" style:contextual-spacing="false"/>
    </style:style>
    <style:style style:name="P41" style:family="paragraph" style:parent-style-name="Text_20_body" style:list-style-name="L15">
      <style:paragraph-properties fo:margin-top="0cm" fo:margin-bottom="0cm" style:contextual-spacing="false"/>
    </style:style>
    <style:style style:name="P42" style:family="paragraph" style:parent-style-name="Text_20_body" style:list-style-name="L16">
      <style:paragraph-properties fo:margin-top="0cm" fo:margin-bottom="0cm" style:contextual-spacing="false"/>
    </style:style>
    <style:style style:name="P43" style:family="paragraph" style:parent-style-name="Text_20_body" style:list-style-name="L17">
      <style:paragraph-properties fo:margin-top="0cm" fo:margin-bottom="0cm" style:contextual-spacing="false"/>
    </style:style>
    <style:style style:name="P44" style:family="paragraph" style:parent-style-name="Text_20_body" style:list-style-name="L18">
      <style:paragraph-properties fo:margin-top="0cm" fo:margin-bottom="0cm" style:contextual-spacing="false"/>
    </style:style>
    <style:style style:name="P45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style:text-position="super 58%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1cac7f"/>
    </style:style>
    <style:style style:name="T5" style:family="text">
      <style:text-properties style:text-line-through-style="none" style:text-line-through-type="none" officeooo:rsid="001f1b14"/>
    </style:style>
    <style:style style:name="T6" style:family="text">
      <style:text-properties style:text-line-through-style="none" style:text-line-through-type="none" officeooo:rsid="00206551"/>
    </style:style>
    <style:style style:name="T7" style:family="text">
      <style:text-properties style:text-line-through-style="none" style:text-line-through-type="none" officeooo:rsid="00240d82"/>
    </style:style>
    <style:style style:name="T8" style:family="text">
      <style:text-properties style:text-line-through-style="none" style:text-line-through-type="none" officeooo:rsid="0025b491"/>
    </style:style>
    <style:style style:name="T9" style:family="text">
      <style:text-properties style:text-line-through-style="none" style:text-line-through-type="none" officeooo:rsid="00281d3b"/>
    </style:style>
    <style:style style:name="T10" style:family="text">
      <style:text-properties style:text-line-through-style="none" style:text-line-through-type="none" officeooo:rsid="001c4684"/>
    </style:style>
    <style:style style:name="T11" style:family="text">
      <style:text-properties style:text-line-through-style="none" style:text-line-through-type="none" officeooo:rsid="002a6a3e"/>
    </style:style>
    <style:style style:name="T12" style:family="text">
      <style:text-properties style:text-line-through-style="none" style:text-line-through-type="none" style:text-position="super 58%"/>
    </style:style>
    <style:style style:name="T13" style:family="text">
      <style:text-properties style:text-line-through-style="none" style:text-line-through-type="none" officeooo:rsid="0036985f"/>
    </style:style>
    <style:style style:name="T14" style:family="text">
      <style:text-properties fo:language="en" fo:country="US"/>
    </style:style>
    <style:style style:name="T15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index.php" xlink:type="simple">
          <form:properties>
            <form:property form:property-name="PropertyChangeNotificationEnabled" office:value-type="boolean" office:boolean-value="true"/>
          </form:properties>
          <form:text form:name="search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h text:style-name="P18" text:outline-level="1"><text:bookmark text:name="firstHeading"/>Ostinato</text:h>
      <text:section text:style-name="Sect1" text:name="bodyContent">
        <text:p text:style-name="Text_20_body"/>
        <text:section text:style-name="Sect1" text:name="contentSub">
          <text:p text:style-name="Text_20_body"/>
        </text:section>
      </text:section>
      <text:list xml:id="list291451708791493511" text:style-name="L1">
        <text:list-item>
          <text:p text:style-name="P39">Ostinato is a packet generator and also network traffic generator with a friendly GUI. </text:p>
        </text:list-item>
        <text:list-item>
          <text:p text:style-name="P39">It also acts as a powerful Python API for network test automation. </text:p>
        </text:list-item>
        <text:list-item>
          <text:p text:style-name="P39">Through ostinato, one can be able to craft and send packets of several streams with various protocols at different rates. </text:p>
        </text:list-item>
        <text:list-item>
          <text:p text:style-name="P19">Ostinato is useful for both network load testing and functional testing.</text:p>
        </text:list-item>
      </text:list>
      <text:h text:style-name="Heading_20_1" text:outline-level="1"><text:bookmark text:name="Steps_to_install_Ostinato"/>Steps to install Ostinato</text:h>
      <text:list xml:id="list2433957408702737643" text:style-name="L2">
        <text:list-item>
          <text:p text:style-name="P20">Download the following dependency file,</text:p>
        </text:list-item>
      </text:list>
      <text:p text:style-name="P17"><text:s text:c="2"/><text:a xlink:type="simple" xlink:href="https://debian.pkgs.org/9/debian-main-amd64/libprotobuf10_3.0.0-9_amd64.deb.html">https://debian.pkgs.org/9/debian-main-amd64/libprotobuf10_3.0.0-9_amd64.deb.html</text:a></text:p>
      <text:p text:style-name="Text_20_body"><draw:a xlink:type="simple" xlink:href="https://wiki.globaledgesoft.com/index.php/File:Libproto_download.png"><draw:frame draw:style-name="fr1" draw:name="Image1" text:anchor-type="as-char" svg:width="15.981cm" svg:height="11.456cm" draw:z-index="0"><draw:image xlink:href="https://wiki.globaledgesoft.com/images/4/42/Libproto_download.png" xlink:type="simple" xlink:show="embed" xlink:actuate="onLoad"/><svg:title>Libproto download.png</svg:title></draw:frame></draw:a> </text:p>
      <text:p text:style-name="Text_20_body"/>
      <text:list xml:id="list5540311243414012936" text:style-name="L3">
        <text:list-item>
          <text:p text:style-name="P21">Install libprotobuf10</text:p>
        </text:list-item>
      </text:list>
      <text:p text:style-name="Text_20_body"><text:soft-page-break/><draw:a xlink:type="simple" xlink:href="https://wiki.globaledgesoft.com/index.php/File:Libproto_install.png"><draw:frame draw:style-name="fr1" draw:name="Image2" text:anchor-type="as-char" svg:width="17.524cm" svg:height="14.499cm" draw:z-index="1"><draw:image xlink:href="https://wiki.globaledgesoft.com/images/0/0d/Libproto_install.png" xlink:type="simple" xlink:show="embed" xlink:actuate="onLoad"/><svg:title>Libproto install.png</svg:title></draw:frame></draw:a> </text:p>
      <text:list xml:id="list4030754936398706468" text:style-name="L4">
        <text:list-item>
          <text:p text:style-name="P22">To download a latest version of ostinato(0.9-1)</text:p>
        </text:list-item>
      </text:list>
      <text:p text:style-name="P17"><text:s text:c="3"/><text:a xlink:type="simple" xlink:href="https://ubuntu.pkgs.org/18.04/ubuntu-universe-amd64/ostinato_0.9-1_amd64.deb.html">https://ubuntu.pkgs.org/18.04/ubuntu-universe-amd64/ostinato_0.9-1_amd64.deb.html</text:a></text:p>
      <text:p text:style-name="Text_20_body"><text:soft-page-break/><draw:a xlink:type="simple" xlink:href="https://wiki.globaledgesoft.com/index.php/File:Ostinato_download.png"><draw:frame draw:style-name="fr2" draw:name="Image3" text:anchor-type="as-char" svg:y="-15.69cm" svg:width="15.328cm" svg:height="14.79cm" draw:z-index="2"><draw:image xlink:href="https://wiki.globaledgesoft.com/images/a/a5/Ostinato_download.png" xlink:type="simple" xlink:show="embed" xlink:actuate="onLoad"/><svg:title>Ostinato download.png</svg:title></draw:frame></draw:a> </text:p>
      <text:p text:style-name="Text_20_body"/>
      <text:list xml:id="list2912882647617322785" text:style-name="L5">
        <text:list-item>
          <text:p text:style-name="P23">Install Ostinato</text:p>
        </text:list-item>
      </text:list>
      <text:p text:style-name="Text_20_body"><text:soft-page-break/><draw:a xlink:type="simple" xlink:href="https://wiki.globaledgesoft.com/index.php/File:Ostinato_install.png"><draw:frame draw:style-name="fr1" draw:name="Image4" text:anchor-type="as-char" svg:width="15.381cm" svg:height="14.79cm" draw:z-index="3"><draw:image xlink:href="https://wiki.globaledgesoft.com/images/3/34/Ostinato_install.png" xlink:type="simple" xlink:show="embed" xlink:actuate="onLoad"/><svg:title>Ostinato install.png</svg:title></draw:frame></draw:a> </text:p>
      <text:h text:style-name="Heading_20_1" text:outline-level="1"><text:bookmark text:name="How_to_generate_a_packet_with_Ostinato.3F"/>How to generate a packet with Ostinato?</text:h>
      <text:section text:style-name="Sect1" text:name="content">
        <text:p text:style-name="Text_20_body"/>
        <text:section text:style-name="Sect1" text:name="Section1">
          <text:p text:style-name="Text_20_body"><text:bookmark text:name="bodyContent"/></text:p>
          <text:section text:style-name="Sect2" text:name="mw-content-text">
            <text:list xml:id="list7634268595284270056" text:style-name="L6">
              <text:list-item>
                <text:p text:style-name="P25">To open ostinato, type the following command in terminal.</text:p>
              </text:list-item>
            </text:list>
            <text:p text:style-name="P17"><text:s text:c="3"/><text:span text:style-name="T14">$sudo ostinato</text:span></text:p>
            <text:p text:style-name="Text_20_body"><text:soft-page-break/><draw:a xlink:type="simple" xlink:href="https://wiki.globaledgesoft.com/index.php/File:Ostinato.png"><draw:frame draw:style-name="fr2" draw:name="Image5" text:anchor-type="as-char" svg:y="-17.727cm" svg:width="28.019cm" svg:height="14.552cm" draw:z-index="4"><draw:image xlink:href="https://wiki.globaledgesoft.com/images/c/c5/Ostinato.png" xlink:type="simple" xlink:show="embed" xlink:actuate="onLoad"/><svg:title>Ostinato.png</svg:title></draw:frame></draw:a> </text:p>
            <text:p text:style-name="Text_20_body"/>
            <text:list xml:id="list3648416481906880717" text:style-name="L7">
              <text:list-item>
                <text:p text:style-name="P30"><text:span text:style-name="T15">Select the port in the port list from which you want to transmit packets</text:span> </text:p>
              </text:list-item>
            </text:list>
            <text:p text:style-name="Text_20_body"><text:soft-page-break/><draw:a xlink:type="simple" xlink:href="https://wiki.globaledgesoft.com/index.php/File:Port.png"><draw:frame draw:style-name="fr1" draw:name="Image6" text:anchor-type="as-char" svg:width="28.046cm" svg:height="15.002cm" draw:z-index="5"><draw:image xlink:href="https://wiki.globaledgesoft.com/images/8/8b/Port.png" xlink:type="simple" xlink:show="embed" xlink:actuate="onLoad"/><svg:title>Port.png</svg:title></draw:frame></draw:a> </text:p>
            <text:p text:style-name="Text_20_body"/>
            <text:list xml:id="list721999064548822380" text:style-name="L8">
              <text:list-item>
                <text:p text:style-name="P26">In the Stream List pane, right click to create a new stream. This will open the Add Stream Dialog.</text:p>
              </text:list-item>
            </text:list>
            <text:p text:style-name="Text_20_body"><text:soft-page-break/><draw:a xlink:type="simple" xlink:href="https://wiki.globaledgesoft.com/index.php/File:Stream.png"><draw:frame draw:style-name="fr2" draw:name="Image7" text:anchor-type="as-char" svg:y="-15.822cm" svg:width="28.125cm" svg:height="14.684cm" draw:z-index="6"><draw:image xlink:href="https://wiki.globaledgesoft.com/images/c/cc/Stream.png" xlink:type="simple" xlink:show="embed" xlink:actuate="onLoad"/><svg:title>Stream.png</svg:title></draw:frame></draw:a> </text:p>
            <text:list xml:id="list983665452917856224" text:style-name="L9">
              <text:list-item>
                <text:p text:style-name="P31">This dialog is packed with a lot of options.</text:p>
              </text:list-item>
            </text:list>
            <text:list xml:id="list7400499293597626339" text:style-name="L10">
              <text:list-item>
                <text:p text:style-name="P27">For example, To send a ICMP Packet,</text:p>
              </text:list-item>
            </text:list>
            <text:p text:style-name="P24">1) On the "Protocol Selection" tab, select the protocols Mac - Ethernet II - IPv4 - ICMP </text:p>
            <text:p text:style-name="Text_20_body"><text:soft-page-break/><draw:a xlink:type="simple" xlink:href="https://wiki.globaledgesoft.com/index.php/File:Protocolselection.png"><draw:frame draw:style-name="fr1" draw:name="Image8" text:anchor-type="as-char" svg:width="25.982cm" svg:height="14.764cm" draw:z-index="7"><draw:image xlink:href="https://wiki.globaledgesoft.com/images/1/1f/Protocolselection.png" xlink:type="simple" xlink:show="embed" xlink:actuate="onLoad"/><svg:title>Protocolselection.png</svg:title></draw:frame></draw:a> </text:p>
            <text:p text:style-name="P24">2) On the "Protocol Data" tab, go to Media Access Protocol and enter corresponding source and destination MAC address. </text:p>
            <text:p text:style-name="Text_20_body"><text:soft-page-break/><draw:a xlink:type="simple" xlink:href="https://wiki.globaledgesoft.com/index.php/File:Protocoldata.png"><draw:frame draw:style-name="fr1" draw:name="Image9" text:anchor-type="as-char" svg:width="24.791cm" svg:height="14.737cm" draw:z-index="8"><draw:image xlink:href="https://wiki.globaledgesoft.com/images/2/2d/Protocoldata.png" xlink:type="simple" xlink:show="embed" xlink:actuate="onLoad"/><svg:title>Protocoldata.png</svg:title></draw:frame></draw:a> </text:p>
            <text:p text:style-name="P24">3) On the "Packet View" tab, you can preview how your packets will look </text:p>
            <text:p text:style-name="Text_20_body"><text:soft-page-break/><draw:a xlink:type="simple" xlink:href="https://wiki.globaledgesoft.com/index.php/File:Packetview.png"><draw:frame draw:style-name="fr1" draw:name="Image10" text:anchor-type="as-char" svg:width="24.977cm" svg:height="15.108cm" draw:z-index="9"><draw:image xlink:href="https://wiki.globaledgesoft.com/images/b/bf/Packetview.png" xlink:type="simple" xlink:show="embed" xlink:actuate="onLoad"/><svg:title>Packetview.png</svg:title></draw:frame></draw:a> </text:p>
            <text:p text:style-name="P24">4) Click OK </text:p>
            <text:p text:style-name="Text_20_body"/>
            <text:list xml:id="list1640250128377139913" text:style-name="L11">
              <text:list-item>
                <text:p text:style-name="P28">Click the "Apply" button above the Stream List</text:p>
              </text:list-item>
            </text:list>
            <text:p text:style-name="Text_20_body"><text:soft-page-break/><draw:a xlink:type="simple" xlink:href="https://wiki.globaledgesoft.com/index.php/File:Apply.png"><draw:frame draw:style-name="fr1" draw:name="Image11" text:anchor-type="as-char" svg:width="27.94cm" svg:height="14.975cm" draw:z-index="10"><draw:image xlink:href="https://wiki.globaledgesoft.com/images/6/69/Apply.png" xlink:type="simple" xlink:show="embed" xlink:actuate="onLoad"/><svg:title>Apply.png</svg:title></draw:frame></draw:a> </text:p>
            <text:list xml:id="list822928460074190390" text:style-name="L12">
              <text:list-item>
                <text:p text:style-name="P29">Click the Start Transmit button in the Stream List window</text:p>
              </text:list-item>
            </text:list>
            <text:p text:style-name="Text_20_body"><text:soft-page-break/><draw:a xlink:type="simple" xlink:href="https://wiki.globaledgesoft.com/index.php/File:Start.png"><draw:frame draw:style-name="fr1" draw:name="Image12" text:anchor-type="as-char" svg:width="27.887cm" svg:height="14.658cm" draw:z-index="11"><draw:image xlink:href="https://wiki.globaledgesoft.com/images/b/b8/Start.png" xlink:type="simple" xlink:show="embed" xlink:actuate="onLoad"/><svg:title>Start.png</svg:title></draw:frame></draw:a> </text:p>
            <text:list xml:id="list6937565165129553317" text:style-name="L13">
              <text:list-item>
                <text:p text:style-name="P32">Watch the Transmit icon and Frames Sent stats increase for that port in the Statistics Window.</text:p>
              </text:list-item>
            </text:list>
          </text:section>
        </text:section>
      </text:section>
      <text:section text:style-name="Sect1" text:name="mw-navigation">
        <text:h text:style-name="Heading_20_2" text:outline-level="2">Navigation menu</text:h>
        <text:section text:style-name="Sect1" text:name="mw-head">
          <text:p text:style-name="Text_20_body"/>
          <text:section text:style-name="Sect1" text:name="p-personal">
            <text:list xml:id="list3599617220599322275" text:style-name="L14">
              <text:list-item>
                <text:p text:style-name="P40"><text:bookmark text:name="pt-userpage"/><text:a xlink:type="simple" xlink:href="https://wiki.globaledgesoft.com/index.php/User:Kr.miniga">Kr.miniga</text:a></text:p>
              </text:list-item>
              <text:list-item>
                <text:p text:style-name="P40"><text:bookmark text:name="pt-mytalk"/><text:a xlink:type="simple" xlink:href="https://wiki.globaledgesoft.com/index.php/User_talk:Kr.miniga">Talk</text:a></text:p>
              </text:list-item>
              <text:list-item>
                <text:p text:style-name="P40"><text:bookmark text:name="pt-preferences"/><text:a xlink:type="simple" xlink:href="https://wiki.globaledgesoft.com/index.php/Special:Preferences">Preferences</text:a></text:p>
              </text:list-item>
              <text:list-item>
                <text:p text:style-name="P40"><text:bookmark text:name="pt-watchlist"/><text:a xlink:type="simple" xlink:href="https://wiki.globaledgesoft.com/index.php/Special:Watchlist">Watchlist</text:a></text:p>
              </text:list-item>
              <text:list-item>
                <text:p text:style-name="P40"><text:bookmark text:name="pt-mycontris"/><text:a xlink:type="simple" xlink:href="https://wiki.globaledgesoft.com/index.php/Special:Contributions/Kr.miniga">Contributions</text:a></text:p>
              </text:list-item>
              <text:list-item>
                <text:p text:style-name="P33"><text:bookmark text:name="pt-logout"/><text:a xlink:type="simple" xlink:href="https://wiki.globaledgesoft.com/index.php?title=Special:UserLogout&amp;returnto=Ostinato">Log out</text:a> </text:p>
              </text:list-item>
            </text:list>
          </text:section>
          <text:section text:style-name="Sect1" text:name="left-navigation">
            <text:p text:style-name="Text_20_body"/>
            <text:section text:style-name="Sect1" text:name="p-namespaces">
              <text:list xml:id="list954946050250739410" text:style-name="L15">
                <text:list-item>
                  <text:p text:style-name="P41"><text:bookmark text:name="ca-nstab-main"/><text:a xlink:type="simple" xlink:href="https://wiki.globaledgesoft.com/index.php/Ostinato">Page</text:a> </text:p>
                </text:list-item>
                <text:list-item>
                  <text:p text:style-name="P34"><text:bookmark text:name="ca-talk"/><text:a xlink:type="simple" xlink:href="https://wiki.globaledgesoft.com/index.php?title=Talk:Ostinato&amp;action=edit&amp;redlink=1">Discussion</text:a> </text:p>
                </text:list-item>
              </text:list>
            </text:section>
          </text:section>
          <text:section text:style-name="Sect1" text:name="right-navigation">
            <text:p text:style-name="Text_20_body"/>
            <text:section text:style-name="Sect1" text:name="p-views">
              <text:list xml:id="list5152165251510074189" text:style-name="L16">
                <text:list-item>
                  <text:p text:style-name="P42"><text:bookmark text:name="ca-view"/><text:soft-page-break/><text:a xlink:type="simple" xlink:href="https://wiki.globaledgesoft.com/index.php/Ostinato">Read</text:a> </text:p>
                </text:list-item>
                <text:list-item>
                  <text:p text:style-name="P42"><text:bookmark text:name="ca-edit"/><text:a xlink:type="simple" xlink:href="https://wiki.globaledgesoft.com/index.php?title=Ostinato&amp;action=edit">Edit</text:a> </text:p>
                </text:list-item>
                <text:list-item>
                  <text:p text:style-name="P42"><text:bookmark text:name="ca-history"/><text:a xlink:type="simple" xlink:href="https://wiki.globaledgesoft.com/index.php?title=Ostinato&amp;action=history">View history</text:a> </text:p>
                </text:list-item>
                <text:list-item>
                  <text:p text:style-name="P35"><text:bookmark text:name="ca-watch"/><text:a xlink:type="simple" xlink:href="https://wiki.globaledgesoft.com/index.php?title=Ostinato&amp;action=watch&amp;token=fa3e9b23a439e6f5cfc35039c0022b0d%2B%5C">Watch</text:a> </text:p>
                </text:list-item>
              </text:list>
            </text:section>
            <text:section text:style-name="Sect1" text:name="p-cactions">
              <text:h text:style-name="Heading_20_3" text:outline-level="3"><text:bookmark text:name="p-cactions-label"/>More</text:h>
            </text:section>
            <text:section text:style-name="Sect1" text:name="p-search">
              <text:p text:style-name="Text_20_body"/>
              <text:section text:style-name="Sect1" text:name="simpleSearch">
                <text:p text:style-name="Text_20_body"><text:bookmark text:name="searchInput"/><draw:control text:anchor-type="as-char" draw:z-index="12" draw:style-name="gr1" draw:text-style-name="P45" svg:width="4.446cm" svg:height="0.715cm" draw:control="control1"/></text:p>
              </text:section>
            </text:section>
          </text:section>
        </text:section>
      </text:section>
      <text:section text:style-name="Sect1" text:name="Section2">
        <text:p text:style-name="Text_20_body"><text:bookmark text:name="mw-navigation"/></text:p>
        <text:section text:style-name="Sect1" text:name="mw-panel">
          <text:p text:style-name="Text_20_body"/>
          <text:section text:style-name="Sect1" text:name="p-logo">
            <text:p text:style-name="Text_20_body"/>
          </text:section>
          <text:section text:style-name="Sect1" text:name="p-navigation">
            <text:list xml:id="list1306857560609179304" text:style-name="L17">
              <text:list-item>
                <text:p text:style-name="P43"><text:bookmark text:name="n-mainpage-description"/><text:a xlink:type="simple" xlink:href="https://wiki.globaledgesoft.com/index.php/Main_Page">Main page</text:a> </text:p>
              </text:list-item>
              <text:list-item>
                <text:p text:style-name="P43"><text:bookmark text:name="n-recentchanges"/><text:a xlink:type="simple" xlink:href="https://wiki.globaledgesoft.com/index.php/Special:RecentChanges">Recent changes</text:a> </text:p>
              </text:list-item>
              <text:list-item>
                <text:p text:style-name="P43"><text:bookmark text:name="n-randompage"/><text:a xlink:type="simple" xlink:href="https://wiki.globaledgesoft.com/index.php/Special:Random">Random page</text:a> </text:p>
              </text:list-item>
              <text:list-item>
                <text:p text:style-name="P36"><text:bookmark text:name="n-help"/><text:a xlink:type="simple" xlink:href="https://www.mediawiki.org/wiki/Special:MyLanguage/Help:Contents">Help</text:a> </text:p>
              </text:list-item>
            </text:list>
          </text:section>
          <text:section text:style-name="Sect1" text:name="p-tb">
            <text:h text:style-name="Heading_20_3" text:outline-level="3"><text:bookmark text:name="p-tb-label"/>Tools</text:h>
            <text:list xml:id="list1503407171791284583" text:style-name="L18">
              <text:list-item>
                <text:p text:style-name="P44"><text:bookmark text:name="t-whatlinkshere"/><text:a xlink:type="simple" xlink:href="https://wiki.globaledgesoft.com/index.php/Special:WhatLinksHere/Ostinato">What links here</text:a> </text:p>
              </text:list-item>
              <text:list-item>
                <text:p text:style-name="P44"><text:bookmark text:name="t-recentchangeslinked"/><text:a xlink:type="simple" xlink:href="https://wiki.globaledgesoft.com/index.php/Special:RecentChangesLinked/Ostinato">Related changes</text:a> </text:p>
              </text:list-item>
              <text:list-item>
                <text:p text:style-name="P44"><text:bookmark text:name="t-upload"/><text:a xlink:type="simple" xlink:href="https://wiki.globaledgesoft.com/index.php/Special:Upload">Upload file</text:a> </text:p>
              </text:list-item>
              <text:list-item>
                <text:p text:style-name="P44"><text:bookmark text:name="t-specialpages"/><text:a xlink:type="simple" xlink:href="https://wiki.globaledgesoft.com/index.php/Special:SpecialPages">Special pages</text:a> </text:p>
              </text:list-item>
              <text:list-item>
                <text:p text:style-name="P44"><text:bookmark text:name="t-print"/><text:a xlink:type="simple" xlink:href="https://wiki.globaledgesoft.com/index.php?title=Ostinato&amp;printable=yes">Printable version</text:a> </text:p>
              </text:list-item>
              <text:list-item>
                <text:p text:style-name="P44"><text:bookmark text:name="t-permalink"/><text:a xlink:type="simple" xlink:href="https://wiki.globaledgesoft.com/index.php?title=Ostinato&amp;oldid=24451">Permanent link</text:a> </text:p>
              </text:list-item>
              <text:list-item>
                <text:p text:style-name="P37"><text:bookmark text:name="t-info"/><text:a xlink:type="simple" xlink:href="https://wiki.globaledgesoft.com/index.php?title=Ostinato&amp;action=info">Page information</text:a> </text:p>
              </text:list-item>
            </text:list>
          </text:section>
        </text:section>
      </text:section>
      <text:section text:style-name="Sect1" text:name="footer">
        <text:list xml:id="list5743720893079920624" text:style-name="L19">
          <text:list-item>
            <text:p text:style-name="P38"><text:bookmark text:name="footer-info"/><text:bookmark text:name="footer-info-lastmod"/></text:p>
          </text:list-item>
        </text:list>
      </text:section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7:33:22.332585156</meta:creation-date>
    <dc:date>2019-12-02T15:35:14.045904423</dc:date>
    <meta:editing-duration>PT47M7S</meta:editing-duration>
    <meta:editing-cycles>12</meta:editing-cycles>
    <meta:generator>LibreOffice/4.2.8.2$Linux_X86_64 LibreOffice_project/420m0$Build-2</meta:generator>
    <meta:document-statistic meta:table-count="0" meta:image-count="12" meta:object-count="0" meta:page-count="13" meta:paragraph-count="66" meta:word-count="314" meta:character-count="1847" meta:non-whitespace-character-count="1579"/>
  </office:meta>
</office:document-meta>
</file>